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officeooo:paragraph-rsid="00f315e5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4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4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7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7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7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7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79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80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f987b2"/>
    </style:style>
    <style:style style:name="T54" style:family="text">
      <style:text-properties officeooo:rsid="00fcd9dc"/>
    </style:style>
    <style:style style:name="T55" style:family="text">
      <style:text-properties officeooo:rsid="00fe9d6a"/>
    </style:style>
    <style:style style:name="T56" style:family="text">
      <style:text-properties officeooo:rsid="00ffaa66"/>
    </style:style>
    <style:style style:name="T57" style:family="text">
      <style:text-properties officeooo:rsid="0101772e"/>
    </style:style>
    <style:style style:name="T58" style:family="text">
      <style:text-properties officeooo:rsid="01036e3e"/>
    </style:style>
    <style:style style:name="T59" style:family="text">
      <style:text-properties officeooo:rsid="00f9a641"/>
    </style:style>
    <style:style style:name="T60" style:family="text">
      <style:text-properties officeooo:rsid="00f75fb0"/>
    </style:style>
    <style:style style:name="T61" style:family="text">
      <style:text-properties officeooo:rsid="01047803"/>
    </style:style>
    <style:style style:name="T62" style:family="text">
      <style:text-properties officeooo:rsid="0105701f"/>
    </style:style>
    <style:style style:name="T63" style:family="text">
      <style:text-properties officeooo:rsid="010650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1120196939094614" text:style-name="L1">
        <text:list-item>
          <text:p text:style-name="P11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400990837467224118" text:style-name="L2">
        <text:list-item>
          <text:p text:style-name="P11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459416142580716307" text:style-name="L3">
        <text:list-item>
          <text:p text:style-name="P14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0">Comentat exercici 1.3-1</text:p>
        </text:list-item>
        <text:list-item>
          <text:p text:style-name="P14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737494416242987010" text:style-name="L4">
        <text:list-item>
          <text:p text:style-name="P14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4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20549547937561" text:continue-list="list8400990837467224118" text:style-name="L2">
        <text:list-item>
          <text:p text:style-name="P11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20548590181904" text:continue-numbering="true" text:style-name="L2">
        <text:list-item>
          <text:p text:style-name="P11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16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20548898775542" text:continue-numbering="true" text:style-name="L2">
        <text:list-item>
          <text:p text:style-name="P117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4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20549296687688" text:continue-numbering="true" text:style-name="L2">
        <text:list-item>
          <text:p text:style-name="P11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45">Comentat apartat 1.1 Temperatura y calor</text:p>
        </text:list-item>
        <text:list-item>
          <text:p text:style-name="P145">Comentat apartat 1.2 Presión</text:p>
        </text:list-item>
        <text:list-item>
          <text:p text:style-name="P145">Comentat apartat 1.3 Ejercicios temperatura y presión</text:p>
          <text:p text:style-name="P118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20550159275335" text:continue-numbering="true" text:style-name="L2">
        <text:list-item>
          <text:p text:style-name="P14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8"/>
      <text:list xml:id="list120549293544598" text:continue-numbering="true" text:style-name="L2">
        <text:list-item>
          <text:p text:style-name="P11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46">Comentat apartat 1.<text:span text:style-name="T26">4</text:span> <text:span text:style-name="T26">Enrgía y potencia</text:span></text:p>
        </text:list-item>
        <text:list-item>
          <text:p text:style-name="P146">Comentat apartat 1.<text:span text:style-name="T26">5 Ejercicios Energía y potencia</text:span></text:p>
        </text:list-item>
        <text:list-item>
          <text:p text:style-name="P146">Comentat apartat 1.<text:span text:style-name="T26">6.1 Calor específico</text:span></text:p>
        </text:list-item>
      </text:list>
      <text:p text:style-name="P27"/>
      <text:p text:style-name="P71">Di<text:span text:style-name="T3">mecres</text:span><text:tab/><text:span text:style-name="T25">15</text:span>/<text:span text:style-name="T19">10</text:span>/2<text:span text:style-name="T5">5</text:span></text:p>
      <text:p text:style-name="P72"/>
      <text:list xml:id="list120548382455744" text:continue-numbering="true" text:style-name="L2">
        <text:list-item>
          <text:p text:style-name="P12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8">Comentat apartat 1.6.4 Ejemplo de transisión de calor a través de la pared de una cámara frigorífica</text:p>
          <text:p text:style-name="P120"/>
        </text:list-item>
      </text:list>
      <text:p text:style-name="P71">Di<text:span text:style-name="T27">jous<text:tab/></text:span><text:tab/><text:span text:style-name="T25">16</text:span>/<text:span text:style-name="T19">10</text:span>/2<text:span text:style-name="T5">5</text:span></text:p>
      <text:p text:style-name="P71"/>
      <text:list xml:id="list120549821029020" text:continue-numbering="true" text:style-name="L2">
        <text:list-item>
          <text:p text:style-name="P12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8">Comentat apartat 1.6.4 i fet exercicis de transmissió de calor 1.7-4 i 5. </text:p>
        </text:list-item>
      </text:list>
      <text:p text:style-name="P71"/>
      <text:p text:style-name="P72">Di<text:span text:style-name="T28">vendres<text:tab/>17</text:span>/<text:span text:style-name="T19">10</text:span>/2<text:span text:style-name="T5">5</text:span></text:p>
      <text:p text:style-name="P72"/>
      <text:p text:style-name="P29">Repassam teoria i exercicis per preparar l'examen de proper dimarts.</text:p>
      <text:p text:style-name="P72"/>
      <text:p text:style-name="P72">Di<text:span text:style-name="T28">marts<text:tab/>21</text:span>/<text:span text:style-name="T19">10</text:span>/2<text:span text:style-name="T5">5</text:span></text:p>
      <text:p text:style-name="P72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73">Di<text:span text:style-name="T28">mecres<text:tab/>22</text:span>/<text:span text:style-name="T19">10</text:span>/2<text:span text:style-name="T5">5</text:span></text:p>
      <text:p text:style-name="P73"/>
      <text:p text:style-name="P30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0"/>
      <text:p text:style-name="P74">Di<text:span text:style-name="T30">jous<text:tab/><text:tab/>23</text:span>/<text:span text:style-name="T19">10</text:span>/2<text:span text:style-name="T5">5</text:span></text:p>
      <text:p text:style-name="P74"/>
      <text:p text:style-name="P34">Preparació examen automàtica.</text:p>
      <text:p text:style-name="P34"/>
      <text:p text:style-name="P21"/>
      <text:p text:style-name="P106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5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5">Di<text:span text:style-name="T28">marts<text:tab/>28</text:span>/<text:span text:style-name="T19">10</text:span>/2<text:span text:style-name="T5">5</text:span></text:p>
      <text:p text:style-name="P75"/>
      <text:list xml:id="list120549839920720" text:continue-numbering="true" text:style-name="L2">
        <text:list-item>
          <text:p text:style-name="P12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9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49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53">Mesurat pressió en 3 recipients amb refrigerant reciclat i identificat els refrigerants (R134a, R410a i R600a) per la relació pressió temperatura ambient.</text:p>
        </text:list-item>
        <text:list-item>
          <text:p text:style-name="P153">Fet buit amb una màniga plena d'aigua y una ampolla. </text:p>
        </text:list-item>
      </text:list>
      <text:p text:style-name="P75"/>
      <text:p text:style-name="P31"/>
      <text:p text:style-name="P76">Di<text:span text:style-name="T28">mecres<text:tab/>29</text:span>/<text:span text:style-name="T19">10</text:span>/2<text:span text:style-name="T5">5</text:span></text:p>
      <text:p text:style-name="P76"/>
      <text:list xml:id="list444731845598698468" text:style-name="L5">
        <text:list-item>
          <text:p text:style-name="P14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54">Com<text:span text:style-name="T36">entem apartats 1.8.1, 2 i 3.</text:span></text:p>
        </text:list-item>
      </text:list>
      <text:p text:style-name="P43"/>
      <text:p text:style-name="P76"/>
      <text:p text:style-name="P76">Di<text:span text:style-name="T36">jous<text:tab/><text:tab/>30</text:span>/<text:span text:style-name="T19">10</text:span>/2<text:span text:style-name="T5">5</text:span></text:p>
      <text:p text:style-name="P76"/>
      <text:list xml:id="list120548827505609" text:continue-numbering="true" text:style-name="L5">
        <text:list-item>
          <text:p text:style-name="P14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54">Comencem a comentar l'apartat 1.8.4 Diagrama de Mollier (diagrama p h)</text:p>
        </text:list-item>
      </text:list>
      <text:p text:style-name="P43"/>
      <text:p text:style-name="P76"/>
      <text:p text:style-name="P103">Divendres <text:tab/>31/10/25</text:p>
      <text:p text:style-name="P103"/>
      <text:p text:style-name="P44">Festiu triat pel centre.</text:p>
      <text:p text:style-name="P31"/>
      <text:p text:style-name="P31"/>
      <text:p text:style-name="P77">Di<text:span text:style-name="T28">marts<text:tab/>04</text:span>/<text:span text:style-name="T19">11</text:span>/2<text:span text:style-name="T5">5</text:span></text:p>
      <text:p text:style-name="P77"/>
      <text:list xml:id="list120550241526966" text:continue-list="list120549839920720" text:style-name="L2">
        <text:list-item>
          <text:p text:style-name="P12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0">Comentat apartat 1.<text:span text:style-name="T38">10 Caudal y velocidad</text:span></text:p>
        </text:list-item>
        <text:list-item>
          <text:p text:style-name="P150">Comentat apartat 1.<text:span text:style-name="T38">10.1 Conservación del caudal</text:span></text:p>
        </text:list-item>
      </text:list>
      <text:p text:style-name="P32"/>
      <text:p text:style-name="P78">Di<text:span text:style-name="T28">mecres<text:tab/>05</text:span>/<text:span text:style-name="T19">11</text:span>/2<text:span text:style-name="T5">5</text:span></text:p>
      <text:p text:style-name="P78"/>
      <text:list xml:id="list120550069796031" text:continue-numbering="true" text:style-name="L2">
        <text:list-item>
          <text:p text:style-name="P123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1">Comentat apartat 1.<text:span text:style-name="T38">1 Ciclo frigorífico</text:span></text:p>
        </text:list-item>
        <text:list-item>
          <text:p text:style-name="P151">Comentat aparta<text:span text:style-name="T39">t 1.1.1 Coeficiente de funcionamiento COP y EER</text:span></text:p>
        </text:list-item>
        <text:list-item>
          <text:p text:style-name="P151">Comentat aparta<text:span text:style-name="T39">t 1.1.2 Componentes de la instalación frigorífica por compresión</text:span></text:p>
        </text:list-item>
        <text:list-item>
          <text:p text:style-name="P151"><text:span text:style-name="T39"><text:s/></text:span>Comentat aparta<text:span text:style-name="T39">t 1.1.3 Ciclo frigorífico en el diagrama p h</text:span></text:p>
        </text:list-item>
      </text:list>
      <text:p text:style-name="P33"/>
      <text:p text:style-name="P79">Di<text:span text:style-name="T40">jous<text:tab/><text:tab/>06</text:span>/<text:span text:style-name="T19">11</text:span>/2<text:span text:style-name="T5">5</text:span></text:p>
      <text:p text:style-name="P79"/>
      <text:list xml:id="list120550303624768" text:continue-numbering="true" text:style-name="L2">
        <text:list-item>
          <text:p text:style-name="P12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2">Comentat apartat 1.<text:span text:style-name="T38">1.4 Caudal másico</text:span></text:p>
        </text:list-item>
        <text:list-item>
          <text:p text:style-name="P152">Comentat apartat 1.<text:span text:style-name="T38">1.5 EER de un sistema ideal</text:span></text:p>
        </text:list-item>
      </text:list>
      <text:p text:style-name="P107">Di<text:span text:style-name="T41">vendres<text:tab/><text:tab/>07</text:span>/<text:span text:style-name="T19">11</text:span>/2<text:span text:style-name="T5">5</text:span></text:p>
      <text:p text:style-name="P80"/>
      <text:p text:style-name="P45">Sortida golondrinas</text:p>
      <text:p text:style-name="P45"/>
      <text:p text:style-name="P81">Di<text:span text:style-name="T28">marts<text:tab/>11</text:span>/<text:span text:style-name="T19">11</text:span>/2<text:span text:style-name="T5">5</text:span></text:p>
      <text:p text:style-name="P81"/>
      <text:list xml:id="list120549768841530" text:continue-numbering="true" text:style-name="L2">
        <text:list-item>
          <text:p text:style-name="P12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5">Comentem exercici 1.2-1</text:p>
        </text:list-item>
        <text:list-item>
          <text:p text:style-name="P155">Comentem exercici 1.2-2</text:p>
        </text:list-item>
      </text:list>
      <text:p text:style-name="P46"/>
      <text:p text:style-name="P82">Di<text:span text:style-name="T28">mecres<text:tab/>12</text:span>/<text:span text:style-name="T19">11</text:span>/2<text:span text:style-name="T5">5</text:span></text:p>
      <text:p text:style-name="P82"/>
      <text:list xml:id="list120550469706665" text:continue-numbering="true" text:style-name="L2">
        <text:list-item>
          <text:p text:style-name="P12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6">Comentem exercici 1.2-<text:span text:style-name="T42">2 y 3</text:span></text:p>
        </text:list-item>
      </text:list>
      <text:p text:style-name="P47"/>
      <text:p text:style-name="P83">Di<text:span text:style-name="T43">jous<text:tab/><text:tab/>13</text:span>/<text:span text:style-name="T19">11</text:span>/2<text:span text:style-name="T5">5</text:span></text:p>
      <text:p text:style-name="P83"/>
      <text:list xml:id="list120550460457829" text:continue-numbering="true" text:style-name="L2">
        <text:list-item>
          <text:p text:style-name="P12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7">Comentem exer<text:span text:style-name="T43">cicis 1.2-3 y 4.</text:span></text:p>
        </text:list-item>
      </text:list>
      <text:p text:style-name="P48"/>
      <text:p text:style-name="P84">Di<text:span text:style-name="T44">vendres<text:tab/>14</text:span>/<text:span text:style-name="T19">11</text:span>/2<text:span text:style-name="T5">5</text:span></text:p>
      <text:p text:style-name="P84"/>
      <text:list xml:id="list120549508244475" text:continue-numbering="true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8">Comentem exer<text:span text:style-name="T43">cicis 1.2-4 y 5.</text:span></text:p>
        </text:list-item>
      </text:list>
      <text:p text:style-name="P49"/>
      <text:p text:style-name="P85">Di<text:span text:style-name="T28">marts<text:tab/>18</text:span>/<text:span text:style-name="T19">11</text:span>/2<text:span text:style-name="T5">5</text:span></text:p>
      <text:p text:style-name="P85"/>
      <text:p text:style-name="P52">Feim el segon examen de la primera avaluació.</text:p>
      <text:p text:style-name="P50"/>
      <text:p text:style-name="P50"/>
      <text:p text:style-name="P86">Di<text:span text:style-name="T28">mecres<text:tab/>19</text:span>/<text:span text:style-name="T19">11</text:span>/2<text:span text:style-name="T5">5</text:span></text:p>
      <text:p text:style-name="P86"/>
      <text:p text:style-name="P53"><text:span text:style-name="T45">Comentem</text:span> <text:span text:style-name="T45">les solucions del</text:span> segon examen de la primera avaluació.</text:p>
      <text:p text:style-name="P51"/>
      <text:p text:style-name="P87">Di<text:span text:style-name="T46">jous<text:tab/><text:tab/>20</text:span>/<text:span text:style-name="T19">11</text:span>/2<text:span text:style-name="T5">5</text:span></text:p>
      <text:p text:style-name="P87"/>
      <text:list xml:id="list120549565734299" text:continue-numbering="true" text:style-name="L2">
        <text:list-item>
          <text:p text:style-name="P12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9">Comentem <text:span text:style-name="T46">l'</text:span>exer<text:span text:style-name="T43">cici 1.2-6.</text:span></text:p>
        </text:list-item>
      </text:list>
      <text:p text:style-name="P88"/>
      <text:p text:style-name="P88">Di<text:span text:style-name="T44">vendres<text:tab/>21</text:span>/<text:span text:style-name="T19">11</text:span>/2<text:span text:style-name="T5">5</text:span></text:p>
      <text:p text:style-name="P88"/>
      <text:p text:style-name="P57">Feim l'examen de recuperació del primer examen de la primera avaluació.</text:p>
      <text:p text:style-name="P57"/>
      <text:p text:style-name="P89"/>
      <text:p text:style-name="P89">Di<text:span text:style-name="T28">marts<text:tab/>25</text:span>/<text:span text:style-name="T19">11</text:span>/2<text:span text:style-name="T5">5</text:span></text:p>
      <text:p text:style-name="P54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89"/>
      <text:p text:style-name="P108">Di<text:span text:style-name="T28">mecres<text:tab/>26</text:span>/<text:span text:style-name="T19">11</text:span>/2<text:span text:style-name="T5">5</text:span></text:p>
      <text:p text:style-name="P36"/>
      <text:list xml:id="list120549285677898" text:continue-numbering="true" text:style-name="L2">
        <text:list-item>
          <text:p text:style-name="P13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0">Comentem apartat 1.3 Influencia del sobrecalentamiento y subenfriamiento en la eficiencia y el compresor.</text:p>
        </text:list-item>
        <text:list-item>
          <text:p text:style-name="P160">Comentem apartat 1.4 Puntos de medición de temperatura y presión.</text:p>
        </text:list-item>
      </text:list>
      <text:p text:style-name="P58"/>
      <text:p text:style-name="P90">Di<text:span text:style-name="T47">jous<text:tab/><text:tab/>27</text:span>/<text:span text:style-name="T19">11</text:span>/2<text:span text:style-name="T5">5</text:span></text:p>
      <text:p text:style-name="P37"/>
      <text:list xml:id="list120549271391403" text:continue-numbering="true" text:style-name="L2">
        <text:list-item>
          <text:p text:style-name="P131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9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05"/>
      <text:p text:style-name="P105"/>
      <text:p text:style-name="P91">Di<text:span text:style-name="T48">vendres<text:tab/><text:tab/>28</text:span>/<text:span text:style-name="T19">11</text:span>/2<text:span text:style-name="T5">5</text:span></text:p>
      <text:p text:style-name="P38"/>
      <text:p text:style-name="P38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92">Di<text:span text:style-name="T28">marts<text:tab/>02</text:span>/<text:span text:style-name="T19">12</text:span>/2<text:span text:style-name="T5">5</text:span></text:p>
      <text:p text:style-name="P55"/>
      <text:list xml:id="list120550730277377" text:continue-numbering="true" text:style-name="L2">
        <text:list-item>
          <text:p text:style-name="P13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1">Comentem exemple 2.1.1.1-1 , en pàg. 9.</text:p>
        </text:list-item>
      </text:list>
      <text:p text:style-name="P39"/>
      <text:p text:style-name="P93">Di<text:span text:style-name="T28">mecres<text:tab/>03</text:span>/<text:span text:style-name="T19">12</text:span>/2<text:span text:style-name="T5">5</text:span></text:p>
      <text:p text:style-name="P56"/>
      <text:list xml:id="list120549212480479" text:continue-numbering="true" text:style-name="L2">
        <text:list-item>
          <text:p text:style-name="P13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2"><text:span text:style-name="T50">Continuem c</text:span>oment<text:span text:style-name="T50">ant</text:span> exemple 2.1.1.1-1 , en pàg. 9.</text:p>
        </text:list-item>
        <text:list-item>
          <text:p text:style-name="P163">Comentem apartat 2.1.1.2 Compressors semihermètics.</text:p>
        </text:list-item>
        <text:list-item>
          <text:p text:style-name="P163">Comentem apartat 2.1.1.3 Compressors oberts.</text:p>
        </text:list-item>
        <text:list-item>
          <text:p text:style-name="P163">Comentem apartat 2.1.2.1 Compressors alternatius de pistó.</text:p>
        </text:list-item>
        <text:list-item>
          <text:p text:style-name="P163">Comentem apartat 2.1.2.1.1 Proceso de compresión en compresores de pistón alternativo.</text:p>
        </text:list-item>
        <text:list-item>
          <text:p text:style-name="P163">Comentem apartat 2.1.2.1.2 Número y disposición de los cilindros.</text:p>
        </text:list-item>
        <text:list-item>
          <text:p text:style-name="P163">Comentem apartat 2.1.2.1.3 Transformación del movimiento rotativo en movimiento alternativo.</text:p>
        </text:list-item>
        <text:list-item>
          <text:p text:style-name="P163">Comentem apartat 2.1.2.1.4 Válvulas de aspiración y descarga</text:p>
        </text:list-item>
        <text:list-item>
          <text:p text:style-name="P163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4">Di<text:span text:style-name="T51">jous<text:tab/><text:tab/>04</text:span>/<text:span text:style-name="T19">12</text:span>/2<text:span text:style-name="T5">5</text:span></text:p>
      <text:p text:style-name="P94"/>
      <text:list xml:id="list120549786188050" text:continue-numbering="true" text:style-name="L2">
        <text:list-item>
          <text:p text:style-name="P13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4">Comentem el programa de simulació SOLKANE</text:p>
        </text:list-item>
        <text:list-item>
          <text:p text:style-name="P164">Comencem amb apartat 2.1.2.2 Compressors alternatius de pistó - exemples de càlcul</text:p>
        </text:list-item>
      </text:list>
      <text:p text:style-name="P94"/>
      <text:p text:style-name="P94"/>
      <text:p text:style-name="P109">Di<text:span text:style-name="T51">vendres<text:tab/>05</text:span>/<text:span text:style-name="T19">12</text:span>/2<text:span text:style-name="T5">5</text:span></text:p>
      <text:p text:style-name="P94"/>
      <text:p text:style-name="P41">Baixem al taller, <text:span text:style-name="T51">carreguem el simulador amb 2,5 kg de R134</text:span><text:span text:style-name="T53">a</text:span><text:span text:style-name="T51"> y el posem en marxa. Recuperam el refrigerant del simulador.</text:span></text:p>
      <text:p text:style-name="P41"/>
      <text:p text:style-name="P95"/>
      <text:p text:style-name="P95">Di<text:span text:style-name="T54">marts<text:tab/>09</text:span>/<text:span text:style-name="T19">12</text:span>/2<text:span text:style-name="T5">5</text:span></text:p>
      <text:p text:style-name="P95"/>
      <text:p text:style-name="P42">Baixem al taller, <text:span text:style-name="T54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6"/>
      <text:p text:style-name="P96">Di<text:span text:style-name="T55">mecres<text:tab/>10</text:span>/<text:span text:style-name="T19">12</text:span>/2<text:span text:style-name="T5">5</text:span></text:p>
      <text:p text:style-name="P96"/>
      <text:list xml:id="list120549374725019" text:continue-numbering="true" text:style-name="L2">
        <text:list-item>
          <text:p text:style-name="P13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5">Comencem a <text:span text:style-name="T55">comentar exemple 2.1.2.2-1.</text:span></text:p>
        </text:list-item>
        <text:list-item>
          <text:p text:style-name="P168">Acordem les dates dels exàmens de la segona avaluació (23/01 i 20/02).</text:p>
        </text:list-item>
      </text:list>
      <text:p text:style-name="P96"/>
      <text:p text:style-name="P97">Di<text:span text:style-name="T56">jous<text:tab/><text:tab/>11</text:span>/<text:span text:style-name="T19">12</text:span>/2<text:span text:style-name="T5">5</text:span></text:p>
      <text:p text:style-name="P97"/>
      <text:p text:style-name="P62">Comentem dubtes relacionats amb l'examen de recuperació de dimarts 16/12/25.</text:p>
      <text:p text:style-name="P97"/>
      <text:p text:style-name="P97">Di<text:span text:style-name="T56">vendres<text:tab/>12</text:span>/<text:span text:style-name="T19">12</text:span>/2<text:span text:style-name="T5">5</text:span></text:p>
      <text:p text:style-name="P97"/>
      <text:p text:style-name="P62">Activitat emprenedoria.</text:p>
      <text:p text:style-name="P62"/>
      <text:p text:style-name="P98">Di<text:span text:style-name="T54">marts<text:tab/>16</text:span>/<text:span text:style-name="T19">12</text:span>/2<text:span text:style-name="T5">5</text:span></text:p>
      <text:p text:style-name="P98"/>
      <text:p text:style-name="P63">Feim l'examen de recuperació del segon examen de la primera avaluació (18/11/25).</text:p>
      <text:p text:style-name="P63"/>
      <text:p text:style-name="P99">Di<text:span text:style-name="T55">mecres<text:tab/>17</text:span>/<text:span text:style-name="T19">12</text:span>/2<text:span text:style-name="T5">5</text:span></text:p>
      <text:p text:style-name="P99"/>
      <text:list xml:id="list120548905179018" text:continue-numbering="true" text:style-name="L2">
        <text:list-item>
          <text:p text:style-name="P13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6">Co<text:span text:style-name="T57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7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10">Di<text:span text:style-name="T55">mecres<text:tab/>07</text:span>/<text:span text:style-name="T58">01</text:span>/2<text:span text:style-name="T58">6</text:span></text:p>
      <text:p text:style-name="P100"/>
      <text:list xml:id="list120551186490336" text:continue-numbering="true" text:style-name="L2">
        <text:list-item>
          <text:p text:style-name="P13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9">Repassem l'exemple 2.1.2.2-1</text:p>
        </text:list-item>
        <text:list-item>
          <text:p text:style-name="P169">Comencem amb l'exemple 2.1.2.2-2</text:p>
        </text:list-item>
      </text:list>
      <text:p text:style-name="P65"/>
      <text:p text:style-name="P65"/>
      <text:p text:style-name="P101">Di<text:span text:style-name="T59">jous</text:span><text:tab/><text:tab/><text:span text:style-name="T60">08</text:span>/<text:span text:style-name="T60">01</text:span>/2<text:span text:style-name="T60">6</text:span></text:p>
      <text:p text:style-name="P65"/>
      <text:list xml:id="list2862844605248164832" text:style-name="L6">
        <text:list-item>
          <text:p text:style-name="P171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73">Continuem comentant l'exemple <text:span text:style-name="T58">2.1.2.2-2</text:span></text:p>
        </text:list-item>
      </text:list>
      <text:p text:style-name="P68"/>
      <text:p text:style-name="P102">Di<text:span text:style-name="T61">vendres</text:span><text:tab/><text:span text:style-name="T60">09</text:span>/<text:span text:style-name="T60">01</text:span>/2<text:span text:style-name="T60">6</text:span></text:p>
      <text:p text:style-name="P66"/>
      <text:list xml:id="list120550971822069" text:continue-numbering="true" text:style-name="L6">
        <text:list-item>
          <text:p text:style-name="P172">Comentem funcionament del programa de simulació <text:a xlink:type="simple" xlink:href="https://www.bitzer.de/websoftware/calculate/HHK/?tab=results"><text:span text:style-name="T61">Bitzer</text:span></text:a><text:span text:style-name="T61">.</text:span></text:p>
        </text:list-item>
        <text:list-item>
          <text:p text:style-name="P174">Comentem exemple 2.1.2.2-2.</text:p>
        </text:list-item>
      </text:list>
      <text:p text:style-name="P69"/>
      <text:p text:style-name="P104">Dimarts<text:tab/>13/01/26</text:p>
      <text:p text:style-name="P70"/>
      <text:p text:style-name="P70">Baixa per migranya.</text:p>
      <text:p text:style-name="P70"/>
      <text:p text:style-name="P70"/>
      <text:p text:style-name="P104">Dimecres<text:tab/>14/01/26</text:p>
      <text:p text:style-name="P70"/>
      <text:list xml:id="list120549959177967" text:continue-list="list120551186490336" text:style-name="L2">
        <text:list-item>
          <text:p text:style-name="P13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0"><text:span text:style-name="T62">Coment</text:span>em l'exemple 2.1.2.<text:span text:style-name="T62">3.1</text:span>-1</text:p>
        </text:list-item>
        <text:list-item>
          <text:p text:style-name="P175">Comentem apartat 2.1.2.3.2 Compresor de paletas</text:p>
        </text:list-item>
        <text:list-item>
          <text:p text:style-name="P175">Comentem apartat 2.1.2.3.3 Compresor rotativo de tronillo</text:p>
          <text:p text:style-name="P175"/>
        </text:list-item>
      </text:list>
      <text:p text:style-name="P167"/>
      <text:p text:style-name="P178">Di<text:span text:style-name="T63">jous</text:span><text:tab/><text:tab/>1<text:span text:style-name="T63">5</text:span>/01/26</text:p>
      <text:p text:style-name="P178"/>
      <text:list xml:id="list6356126720432307379" text:style-name="L7">
        <text:list-item>
          <text:p text:style-name="P180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20549612609518" text:continue-list="list120549959177967" text:style-name="L2">
        <text:list-item>
          <text:p text:style-name="P13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9"><text:span text:style-name="T2">Comentem apartat 2.1.2.3.4 Compressor rotatiu d'espiral (scroll)</text:span></text:p>
        </text:list-item>
        <text:list-item>
          <text:p text:style-name="P139"><text:span text:style-name="T2">Comentem exercici 2.2-1</text:span></text:p>
        </text:list-item>
      </text:list>
      <text:p text:style-name="P176"/>
      <text:p text:style-name="P178">Di<text:span text:style-name="T63">vendres</text:span><text:tab/>1<text:span text:style-name="T63">6</text:span>/01/26</text:p>
      <text:p text:style-name="P178"/>
      <text:list xml:id="list120549740609883" text:continue-numbering="true" text:style-name="L2">
        <text:list-item>
          <text:p text:style-name="P13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7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77">Baixem al taller i feim un informe de com és carrega el simulador, carregant 1,9 kg de R134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16T12:05:48.104427280</dc:date>
    <meta:editing-duration>PT2H28M22S</meta:editing-duration>
    <meta:editing-cycles>247</meta:editing-cycles>
    <meta:document-statistic meta:table-count="0" meta:image-count="2" meta:object-count="1" meta:page-count="9" meta:paragraph-count="194" meta:word-count="1209" meta:character-count="7741" meta:non-whitespace-character-count="6789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